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eaa7" officeooo:paragraph-rsid="000aeaa7"/>
    </style:style>
    <style:style style:name="P2" style:family="paragraph" style:parent-style-name="Standard">
      <style:paragraph-properties fo:text-align="center" style:justify-single-word="false"/>
      <style:text-properties fo:font-size="16pt" officeooo:rsid="001ec563" officeooo:paragraph-rsid="001ec563" style:font-size-asian="14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1ec563" officeooo:paragraph-rsid="001ec563" style:font-size-asian="14pt" style:font-size-complex="16pt"/>
    </style:style>
    <style:style style:name="P4" style:family="paragraph" style:parent-style-name="Standard">
      <style:text-properties fo:font-size="18pt" style:text-underline-style="solid" style:text-underline-width="auto" style:text-underline-color="font-color" officeooo:rsid="001ec563" officeooo:paragraph-rsid="001ec563" style:font-size-asian="15.75pt" style:font-size-complex="18pt"/>
    </style:style>
    <style:style style:name="T1" style:family="text">
      <style:text-properties officeooo:rsid="000f1d1e"/>
    </style:style>
    <style:style style:name="T2" style:family="text">
      <style:text-properties officeooo:rsid="0021de1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Linder Julien</text:p>
      <text:p text:style-name="P1"/>
      <text:p text:style-name="P3">Résumé de stage</text:p>
      <text:p text:style-name="P2"/>
      <text:p text:style-name="P1"><text:tab/>J’ai effectué mon stage à l’Office De Tourisme de Saint-Gaudens celui-ci à duré deux-mois-et-demi. Pendant lesquels j’ai travaillé à leur demande sur un projet de jeu de piste en réalité augmenté<text:span text:style-name="T2">e</text:span>, avec un support papier pour base de travail ainsi qu’un format numérique (PDF), de ce dernier. <text:span text:style-name="T1">Pour ce projet j’ai dû rechercher, tester et utiliser diverses technologies tels que ArToolKit, ArToolKit5, A-Frame, ThreeJs et IntroJs. J’ai passé une à deux semaines par technos qui gère la réalité augmentée, le temps de ne pas arriver à en faire fonctionner certaines, mais j’ai eu aussi des réussites, des tests effectués avec A-Frame et ThreeJs. Mais au fil du stage et voyant que je n’avançais que très peu, car la réalité augmentée n’étant pas une matière facile à travailler, il m’a fallu faire un choix dû à la contrainte du temps je me suis rabattu sur un jeu de piste en site statique. Donc pendant ces deux-mois-et-demi, j’aurais donc appris que commencer par « le plus simple » puis aller vers le plus compliqué aurait était plus pratique, du site statique à la réalité augmenté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0:06:14.191803762</meta:creation-date>
    <dc:date>2017-11-13T09:56:30.430100363</dc:date>
    <meta:editing-duration>PT3H2M1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188" meta:character-count="1115" meta:non-whitespace-character-count="929"/>
  </office:meta>
</office:document-meta>
</file>